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d57" officeooo:paragraph-rsid="00034d57"/>
    </style:style>
    <style:style style:name="P2" style:family="paragraph" style:parent-style-name="Standard">
      <style:text-properties officeooo:rsid="00034d57" officeooo:paragraph-rsid="00034d57"/>
    </style:style>
    <style:style style:name="P3" style:family="paragraph" style:parent-style-name="Standard">
      <style:text-properties officeooo:rsid="0006b80f" officeooo:paragraph-rsid="0006b8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dit SEO « La chouette agence »</text:p>
      <text:p text:style-name="P1"/>
      <text:p text:style-name="P1">Analyse W3C</text:p>
      <text:p text:style-name="P1"/>
      <text:p text:style-name="P1">HTML</text:p>
      <text:p text:style-name="P1"/>
      <text:p text:style-name="P1">Erreur:</text:p>
      <text:p text:style-name="P1"/>
      <text:p text:style-name="P1">1. HTML Langue = défaut. Défaut n’est pas une option pour la langue d’une page HTML</text:p>
      <text:p text:style-name="P1">- Mettre « french » à la place</text:p>
      <text:p text:style-name="P1"/>
      <text:p text:style-name="P1"/>
      <text:p text:style-name="P3">Point à modifier </text:p>
      <text:p text:style-name="P3"/>
      <text:p text:style-name="P3">Meta</text:p>
      <text:p text:style-name="P3"/>
      <text:p text:style-name="P3"><text:tab/>Keywords – modifier les mots clés, pour en trouver des plus pertinents.</text:p>
      <text:p text:style-name="P3"/>
      <text:p text:style-name="P3"><text:tab/>Description – compléter la meta description avec la description du site.</text:p>
      <text:p text:style-name="P3"/>
      <text:p text:style-name="P3"><text:tab/>Réseau sociaux – mettre les métas pour Twitter – Facebook – Instagram</text:p>
      <text:p text:style-name="P3"/>
      <text:p text:style-name="P3"><text:tab/>Robots – autoriser l’indexation Google</text:p>
      <text:p text:style-name="P3"/>
      <text:p text:style-name="P3"><text:tab/></text:p>
      <text:p text:style-name="P3"/>
      <text:p text:style-name="P3">Analytics </text:p>
      <text:p text:style-name="P3"/>
      <text:p text:style-name="P3"><text:tab/>mettre le script de Google Analytics</text:p>
      <text:p text:style-name="P3"/>
      <text:p text:style-name="P3">HTML</text:p>
      <text:p text:style-name="P3"/>
      <text:p text:style-name="P3"><text:tab/>Corriger la langue en français, pas en défaut. (Défaut n’existe pas)</text:p>
      <text:p text:style-name="P3"/>
      <text:p text:style-name="P3"><text:tab/>Supprimer les div.keywords du code HTML. Les Keywords sont dans les metas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7:12:24.627668911</meta:creation-date>
    <dc:date>2021-07-18T17:18:25.422565179</dc:date>
    <meta:editing-duration>P1DT3H52M34S</meta:editing-duration>
    <meta:editing-cycles>2</meta:editing-cycles>
    <meta:generator>LibreOffice/7.0.6.2$Linux_X86_64 LibreOffice_project/00$Build-2</meta:generator>
    <meta:document-statistic meta:table-count="0" meta:image-count="0" meta:object-count="0" meta:page-count="1" meta:paragraph-count="18" meta:word-count="104" meta:character-count="638" meta:non-whitespace-character-count="535"/>
  </office:meta>
</office:document-meta>
</file>